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lInitializer.resetServices( ControlBean bean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initServices( ControlBean bean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getEventNotifier( ControlBean bean , Class even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nitializer.initEventProxies( ControlBean bean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initControls( ControlBean bean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mplInitializer.initialize( ControlBean bean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